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3da6" officeooo:paragraph-rsid="00183da6"/>
    </style:style>
    <style:style style:name="T1" style:family="text">
      <style:text-properties officeooo:rsid="00185f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ementor, <text:span text:style-name="T1">Flutterflow, </text:span>Supabas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7T11:42:45.490000000</meta:creation-date>
    <dc:date>2025-07-21T23:12:18.713582600</dc:date>
    <meta:editing-duration>PT56S</meta:editing-duration>
    <meta:editing-cycles>3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1" meta:word-count="3" meta:character-count="33" meta:non-whitespace-character-count="31"/>
  </office:meta>
</office:document-meta>
</file>